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-color="#b4c7dc" draw:textarea-horizontal-align="justify" draw:textarea-vertical-align="middle" draw:auto-grow-height="false" fo:min-height="11.386cm" fo:min-width="17.514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afd095" draw:textarea-horizontal-align="justify" draw:textarea-vertical-align="middle" draw:auto-grow-height="false" fo:min-height="9.717cm" fo:min-width="16.214cm"/>
    </style:style>
    <style:style style:name="gr3" style:family="graphic" style:parent-style-name="standard">
      <style:graphic-properties svg:stroke-color="#000000" draw:fill-color="#ffa6a6" draw:textarea-horizontal-align="justify" draw:textarea-vertical-align="middle" draw:auto-grow-height="false" fo:min-height="1.659cm" fo:min-width="3.055cm"/>
      <style:paragraph-properties style:writing-mode="lr-tb"/>
    </style:style>
    <style:style style:name="gr4" style:family="graphic" style:parent-style-name="standard">
      <style:graphic-properties svg:stroke-color="#000000" draw:fill-color="#ffa6a6" draw:textarea-horizontal-align="justify" draw:textarea-vertical-align="middle" draw:auto-grow-height="false" fo:min-height="7.449cm" fo:min-width="4.379cm"/>
      <style:paragraph-properties style:writing-mode="lr-tb"/>
    </style:style>
    <style:style style:name="gr5" style:family="graphic" style:parent-style-name="standard">
      <style:graphic-properties svg:stroke-color="#000000" draw:fill-color="#ffa6a6" draw:textarea-horizontal-align="justify" draw:textarea-vertical-align="middle" draw:auto-grow-height="false" fo:min-height="0.54cm" fo:min-width="1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1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objectwithoutfill">
      <style:graphic-properties svg:stroke-color="#000000" draw:marker-end="Arrow" draw:fill="solid" draw:textarea-vertical-align="middle"/>
    </style:style>
    <style:style style:name="gr12" style:family="graphic" style:parent-style-name="objectwithoutfill">
      <style:graphic-properties svg:stroke-color="#000000" draw:marker-start="Rounded_20_short_20_Arrow" draw:marker-end="" draw:fill="solid" draw:textarea-vertical-align="middle"/>
    </style:style>
    <style:style style:name="gr13" style:family="graphic" style:parent-style-name="objectwithoutfill">
      <style:graphic-properties svg:stroke-color="#000000" draw:marker-start="" draw:marker-end="" draw:fill="solid" draw:textarea-vertical-align="middle"/>
    </style:style>
    <style:style style:name="gr14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a6a6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304cm" svg:height="12.926cm" svg:x="3.556cm" svg:y="1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792cm" svg:height="11.045cm" svg:x="4.306cm" svg:y="2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761cm" svg:height="2.115cm" svg:x="13.001cm" svg:y="5.313cm">
          <text:p text:style-name="P3">count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405cm" svg:height="8.225cm" svg:x="5.481cm" svg:y="3.903cm">
          <text:p text:style-name="P3">arbiter_game_f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761cm" svg:height="2.115cm" svg:x="13.001cm" svg:y="8.603cm">
          <text:p text:style-name="P3">wi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525cm" svg:height="1.41cm" draw:transform="rotate (1.5709708597201) translate (19.582cm 9.778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4.23cm" svg:height="0.962cm" svg:x="5.246cm" svg:y="1.602cm">
          <draw:text-box>
            <text:p>top</text:p>
          </draw:text-box>
        </draw:frame>
        <draw:frame draw:style-name="gr6" draw:text-style-name="P5" draw:layer="layout" svg:width="4.23cm" svg:height="1.673cm" svg:x="5.481cm" svg:y="2.542cm">
          <draw:text-box>
            <text:p>arbiter_game</text:p>
          </draw:text-box>
        </draw:frame>
        <draw:line draw:style-name="gr7" draw:text-style-name="P6" draw:layer="layout" svg:x1="3.048cm" svg:y1="6.97cm" svg:x2="5.481cm" svg:y2="6.97cm">
          <text:p/>
        </draw:line>
        <draw:line draw:style-name="gr7" draw:text-style-name="P6" draw:layer="layout" svg:x1="3.048cm" svg:y1="7.732cm" svg:x2="5.481cm" svg:y2="7.732cm">
          <text:p/>
        </draw:line>
        <draw:frame draw:style-name="gr6" draw:text-style-name="P5" draw:layer="layout" svg:width="4.23cm" svg:height="1.673cm" svg:x="5.481cm" svg:y="2.542cm">
          <draw:text-box>
            <text:p>arbiter_game</text:p>
          </draw:text-box>
        </draw:frame>
        <draw:frame draw:style-name="gr8" draw:text-style-name="P8" draw:layer="layout" svg:width="1.182cm" svg:height="0.806cm" svg:x="2.12cm" svg:y="6.306cm">
          <draw:text-box>
            <text:p text:style-name="P7"><text:span text:style-name="T1">clk</text:span></text:p>
          </draw:text-box>
        </draw:frame>
        <draw:frame draw:style-name="gr8" draw:text-style-name="P8" draw:layer="layout" svg:width="2.286cm" svg:height="0.806cm" svg:x="1.016cm" svg:y="7.068cm">
          <draw:text-box>
            <text:p text:style-name="P7"><text:span text:style-name="T1">rs</text:span><text:span text:style-name="T1">t_</text:span><text:span text:style-name="T1">in</text:span><text:span text:style-name="T1">_</text:span><text:span text:style-name="T1">n</text:span></text:p>
          </draw:text-box>
        </draw:frame>
        <draw:frame draw:style-name="gr8" draw:text-style-name="P8" draw:layer="layout" svg:width="2.286cm" svg:height="0.806cm" svg:x="1.016cm" svg:y="7.874cm">
          <draw:text-box>
            <text:p text:style-name="P7"><text:span text:style-name="T1">req</text:span><text:span text:style-name="T1">1_i</text:span><text:span text:style-name="T1">n</text:span></text:p>
          </draw:text-box>
        </draw:frame>
        <draw:frame draw:style-name="gr8" draw:text-style-name="P8" draw:layer="layout" svg:width="2.286cm" svg:height="0.806cm" svg:x="1.016cm" svg:y="8.592cm">
          <draw:text-box>
            <text:p text:style-name="P7"><text:span text:style-name="T1">req2_in</text:span></text:p>
          </draw:text-box>
        </draw:frame>
        <draw:line draw:style-name="gr7" draw:text-style-name="P6" draw:layer="layout" svg:x1="20.992cm" svg:y1="8.133cm" svg:x2="23.622cm" svg:y2="8.133cm">
          <text:p/>
        </draw:line>
        <draw:frame draw:style-name="gr9" draw:text-style-name="P8" draw:layer="layout" svg:width="4.572cm" svg:height="0.806cm" svg:x="22.86cm" svg:y="7.112cm">
          <draw:text-box>
            <text:p text:style-name="P7"><text:span text:style-name="T1">leds_ou</text:span><text:span text:style-name="T1">t[3:0]</text:span></text:p>
          </draw:text-box>
        </draw:frame>
        <draw:line draw:style-name="gr10" draw:text-style-name="P6" draw:layer="layout" svg:x1="16.762cm" svg:y1="6.35cm" svg:x2="18.288cm" svg:y2="6.35cm">
          <text:p/>
        </draw:line>
        <draw:line draw:style-name="gr10" draw:text-style-name="P6" draw:layer="layout" svg:x1="18.288cm" svg:y1="7.366cm" svg:x2="18.288cm" svg:y2="6.348cm">
          <text:p/>
        </draw:line>
        <draw:line draw:style-name="gr11" draw:text-style-name="P6" draw:layer="layout" svg:x1="18.288cm" svg:y1="7.366cm" svg:x2="19.582cm" svg:y2="7.366cm">
          <text:p/>
        </draw:line>
        <draw:line draw:style-name="gr11" draw:text-style-name="P6" draw:layer="layout" svg:x1="18.288cm" svg:y1="8.636cm" svg:x2="19.582cm" svg:y2="8.636cm">
          <text:p/>
        </draw:line>
        <draw:line draw:style-name="gr10" draw:text-style-name="P6" draw:layer="layout" svg:x1="18.288cm" svg:y1="9.654cm" svg:x2="18.288cm" svg:y2="8.636cm">
          <text:p/>
        </draw:line>
        <draw:line draw:style-name="gr10" draw:text-style-name="P6" draw:layer="layout" svg:x1="16.762cm" svg:y1="9.652cm" svg:x2="18.288cm" svg:y2="9.652cm">
          <text:p/>
        </draw:line>
        <draw:line draw:style-name="gr7" draw:text-style-name="P6" draw:layer="layout" svg:x1="3.048cm" svg:y1="8.494cm" svg:x2="5.481cm" svg:y2="8.494cm">
          <text:p/>
        </draw:line>
        <draw:line draw:style-name="gr7" draw:text-style-name="P6" draw:layer="layout" svg:x1="3.048cm" svg:y1="9.256cm" svg:x2="5.481cm" svg:y2="9.256cm">
          <text:p/>
        </draw:line>
        <draw:line draw:style-name="gr12" draw:text-style-name="P6" draw:layer="layout" svg:x1="20.574cm" svg:y1="9.144cm" svg:x2="20.574cm" svg:y2="11.176cm">
          <text:p/>
        </draw:line>
        <draw:line draw:style-name="gr13" draw:text-style-name="P6" draw:layer="layout" svg:x1="10.886cm" svg:y1="11.176cm" svg:x2="20.574cm" svg:y2="11.176cm">
          <text:p/>
        </draw:line>
        <draw:line draw:style-name="gr14" draw:text-style-name="P6" draw:layer="layout" svg:x1="10.886cm" svg:y1="9.652cm" svg:x2="13.001cm" svg:y2="9.652cm">
          <text:p/>
        </draw:line>
        <draw:line draw:style-name="gr14" draw:text-style-name="P6" draw:layer="layout" svg:x1="10.886cm" svg:y1="6.35cm" svg:x2="13.001cm" svg:y2="6.35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3T16:52:17.286515412</meta:creation-date>
    <dc:date>2023-04-23T17:18:21.318117672</dc:date>
    <meta:editing-duration>PT15M20S</meta:editing-duration>
    <meta:editing-cycles>7</meta:editing-cycles>
    <meta:generator>LibreOffice/6.4.7.2$Linux_X86_64 LibreOffice_project/40$Build-2</meta:generator>
    <meta:document-statistic meta:object-count="52"/>
  </office:meta>
</office:document-meta>
</file>